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Container.getBuildEx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Container.evaluateUnl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Container.getCurren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Container.TargetContainer( Target target , ParallelExecutor c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getContainer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argetContainer.checkDependentTarge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rgetContainer.setCurrentStatus( TargetContainerStatus current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getContainer.evaluateI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Contain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Contain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